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15" style:family="table-cell" style:parent-style-name="Default" style:data-style-name="N37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unto 1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Dist. Euclidea </text:p>
          </table:table-cell>
          <table:table-cell table:style-name="ce11" office:value-type="string" calcext:value-type="string">
            <text:p>Dist. Manhattan </text:p>
          </table:table-cell>
          <table:table-cell table:style-name="ce11" office:value-type="string" calcext:value-type="string">
            <text:p>Dist. Minkowski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unto 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5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Nro</text:p>
          </table:table-cell>
          <table:table-cell table:style-name="ce13" office:value-type="string" calcext:value-type="string">
            <text:p>Cercan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Las instancias mas cercanas son las Nro 10 en primer lugar, siendo identica a la Nro 1, seguida de la Nro 8, y despues de las Nro 2,4,6,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20-01-02" calcext:value-type="date">
            <text:p>01/02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20-03-04" calcext:value-type="date">
            <text:p>03/04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20-01-02" calcext:value-type="date">
            <text:p>01/02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20-01-02" calcext:value-type="date">
            <text:p>01/02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20-01-02" calcext:value-type="date">
            <text:p>01/02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20-01-04" calcext:value-type="date">
            <text:p>01/04/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</table:table>
      <table:table table:name="punto 3" table:style-name="ta1">
        <table:shapes>
          <draw:frame draw:z-index="0" draw:style-name="gr1" draw:text-style-name="P1" svg:width="243.47pt" svg:height="143.06pt" svg:x="576.68pt" svg:y="10.52pt">
            <draw:object draw:notify-on-update-of-ranges="'punto 3'.C4:'punto 3'.C11 'punto 3'.D3:'punto 3'.D3 'punto 3'.D4:'punto 3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Prim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 ini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6" table:formula="of:=SQRT( ([.$C$4]-[.C4])^2 + ([.$D$4]-[.D4])^2 )" office:value-type="float" office:value="0" calcext:value-type="float">
            <text:p>0</text:p>
          </table:table-cell>
          <table:table-cell table:style-name="ce6" table:formula="of:=SQRT( ([.$C$5]-[.C4])^2 + ([.$D$5]-[.D4])^2 )" office:value-type="float" office:value="5" calcext:value-type="float">
            <text:p>5</text:p>
          </table:table-cell>
          <table:table-cell table:style-name="ce6" table:formula="of:=SQRT( ([.$C$10]-[.C4])^2 + ([.$D$10]-[.D4])^2 )" office:value-type="float" office:value="8.06225774829855" calcext:value-type="float">
            <text:p>8.0622577482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" table:formula="of:=SQRT( ([.$C$4]-[.C5])^2 + ([.$D$4]-[.D5])^2 )" office:value-type="float" office:value="5" calcext:value-type="float">
            <text:p>5</text:p>
          </table:table-cell>
          <table:table-cell table:style-name="ce7" table:formula="of:=SQRT( ([.$C$5]-[.C5])^2 + ([.$D$5]-[.D5])^2 )" office:value-type="float" office:value="0" calcext:value-type="float">
            <text:p>0</text:p>
          </table:table-cell>
          <table:table-cell table:formula="of:=SQRT( ([.$C$10]-[.C5])^2 + ([.$D$10]-[.D5])^2 )" office:value-type="float" office:value="3.16227766016838" calcext:value-type="float">
            <text:p>3.162277660168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" table:formula="of:=SQRT( ([.$C$4]-[.C6])^2 + ([.$D$4]-[.D6])^2 )" office:value-type="float" office:value="8.48528137423857" calcext:value-type="float">
            <text:p>8.48528137423857</text:p>
          </table:table-cell>
          <table:table-cell table:style-name="ce7" table:formula="of:=SQRT( ([.$C$5]-[.C6])^2 + ([.$D$5]-[.D6])^2 )" office:value-type="float" office:value="6.08276253029822" calcext:value-type="float">
            <text:p>6.08276253029822</text:p>
          </table:table-cell>
          <table:table-cell table:formula="of:=SQRT( ([.$C$10]-[.C6])^2 + ([.$D$10]-[.D6])^2 )" office:value-type="float" office:value="7.28010988928052" calcext:value-type="float">
            <text:p>7.280109889280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" table:formula="of:=SQRT( ([.$C$4]-[.C7])^2 + ([.$D$4]-[.D7])^2 )" office:value-type="float" office:value="3" calcext:value-type="float">
            <text:p>3</text:p>
          </table:table-cell>
          <table:table-cell table:style-name="ce7" table:formula="of:=SQRT( ([.$C$5]-[.C7])^2 + ([.$D$5]-[.D7])^2 )" office:value-type="float" office:value="2" calcext:value-type="float">
            <text:p>2</text:p>
          </table:table-cell>
          <table:table-cell table:formula="of:=SQRT( ([.$C$10]-[.C7])^2 + ([.$D$10]-[.D7])^2 )" office:value-type="float" office:value="5.09901951359278" calcext:value-type="float">
            <text:p>5.099019513592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" table:formula="of:=SQRT( ([.$C$4]-[.C8])^2 + ([.$D$4]-[.D8])^2 )" office:value-type="float" office:value="7.07106781186548" calcext:value-type="float">
            <text:p>7.07106781186548</text:p>
          </table:table-cell>
          <table:table-cell table:style-name="ce7" table:formula="of:=SQRT( ([.$C$5]-[.C8])^2 + ([.$D$5]-[.D8])^2 )" office:value-type="float" office:value="5" calcext:value-type="float">
            <text:p>5</text:p>
          </table:table-cell>
          <table:table-cell table:formula="of:=SQRT( ([.$C$10]-[.C8])^2 + ([.$D$10]-[.D8])^2 )" office:value-type="float" office:value="6.70820393249937" calcext:value-type="float">
            <text:p>6.708203932499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" table:formula="of:=SQRT( ([.$C$4]-[.C9])^2 + ([.$D$4]-[.D9])^2 )" office:value-type="float" office:value="7.21110255092798" calcext:value-type="float">
            <text:p>7.21110255092798</text:p>
          </table:table-cell>
          <table:table-cell table:style-name="ce7" table:formula="of:=SQRT( ([.$C$5]-[.C9])^2 + ([.$D$5]-[.D9])^2 )" office:value-type="float" office:value="4.12310562561766" calcext:value-type="float">
            <text:p>4.12310562561766</text:p>
          </table:table-cell>
          <table:table-cell table:formula="of:=SQRT( ([.$C$10]-[.C9])^2 + ([.$D$10]-[.D9])^2 )" office:value-type="float" office:value="5.3851648071345" calcext:value-type="float">
            <text:p>5.385164807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8" table:formula="of:=SQRT( ([.$C$4]-[.C10])^2 + ([.$D$4]-[.D10])^2 )" office:value-type="float" office:value="8.06225774829855" calcext:value-type="float">
            <text:p>8.06225774829855</text:p>
          </table:table-cell>
          <table:table-cell table:style-name="ce8" table:formula="of:=SQRT( ([.$C$5]-[.C10])^2 + ([.$D$5]-[.D10])^2 )" office:value-type="float" office:value="3.16227766016838" calcext:value-type="float">
            <text:p>3.16227766016838</text:p>
          </table:table-cell>
          <table:table-cell table:style-name="ce8" table:formula="of:=SQRT( ([.$C$10]-[.C10])^2 + ([.$D$10]-[.D10])^2 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6" table:formula="of:=SQRT( ([.$C$4]-[.C11])^2 + ([.$D$4]-[.D11])^2 )" office:value-type="float" office:value="2.23606797749979" calcext:value-type="float">
            <text:p>2.23606797749979</text:p>
          </table:table-cell>
          <table:table-cell table:style-name="ce6" table:formula="of:=SQRT( ([.$C$5]-[.C11])^2 + ([.$D$5]-[.D11])^2 )" office:value-type="float" office:value="4.47213595499958" calcext:value-type="float">
            <text:p>4.47213595499958</text:p>
          </table:table-cell>
          <table:table-cell table:style-name="ce6" table:formula="of:=SQRT( ([.$C$10]-[.C11])^2 + ([.$D$10]-[.D11])^2 )" office:value-type="float" office:value="7.61577310586391" calcext:value-type="float">
            <text:p>7.61577310586391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Segunda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C4];[.C11])" office:value-type="float" office:value="3" calcext:value-type="float">
            <text:p>3</text:p>
          </table:table-cell>
          <table:table-cell table:formula="of:=AVERAGE([.D4];[.D11])" office:value-type="float" office:value="9.5" calcext:value-type="float">
            <text:p>9.5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16]-[.$E16])^2+([.$C$16]-[.$F16])^2)" office:value-type="float" office:value="1.1180339887499" calcext:value-type="float">
            <text:p>1.1180339887499</text:p>
          </table:table-cell>
          <table:table-cell table:style-name="ce6" table:formula="of:=SQRT(([.$B$17]-[.$E16])^2+([.$C$17]-[.$F16])^2)" office:value-type="float" office:value="5.8309518948453" calcext:value-type="float">
            <text:p>5.8309518948453</text:p>
          </table:table-cell>
          <table:table-cell table:style-name="ce6" table:formula="of:=SQRT(([.$B$22]-[.$E16])^2+([.$C$22]-[.$F16])^2)"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C5:.C9])" office:value-type="float" office:value="5" calcext:value-type="float">
            <text:p>5</text:p>
          </table:table-cell>
          <table:table-cell table:formula="of:=AVERAGE([.D5:.D9])"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16]-[.$E17])^2+([.$C$16]-[.$F17])^2)" office:value-type="float" office:value="4.60977222864644" calcext:value-type="float">
            <text:p>4.60977222864644</text:p>
          </table:table-cell>
          <table:table-cell table:style-name="ce7" table:formula="of:=SQRT(([.$B$17]-[.$E17])^2+([.$C$17]-[.$F17])^2)" office:value-type="float" office:value="3" calcext:value-type="float">
            <text:p>3</text:p>
          </table:table-cell>
          <table:table-cell table:style-name="ce7" table:formula="of:=SQRT(([.$B$22]-[.$E17])^2+([.$C$22]-[.$F17])^2)" office:value-type="float" office:value="3.16227766016838" calcext:value-type="float">
            <text:p>3.162277660168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16]-[.$E18])^2+([.$C$16]-[.$F18])^2)" office:value-type="float" office:value="7.43303437365925" calcext:value-type="float">
            <text:p>7.43303437365925</text:p>
          </table:table-cell>
          <table:table-cell table:style-name="ce7" table:formula="of:=SQRT(([.$B$17]-[.$E18])^2+([.$C$17]-[.$F18])^2)" office:value-type="float" office:value="3.16227766016838" calcext:value-type="float">
            <text:p>3.16227766016838</text:p>
          </table:table-cell>
          <table:table-cell table:style-name="ce7" table:formula="of:=SQRT(([.$B$22]-[.$E18])^2+([.$C$22]-[.$F18])^2)" office:value-type="float" office:value="7.28010988928052" calcext:value-type="float">
            <text:p>7.280109889280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16]-[.$E19])^2+([.$C$16]-[.$F19])^2)" office:value-type="float" office:value="2.69258240356725" calcext:value-type="float">
            <text:p>2.69258240356725</text:p>
          </table:table-cell>
          <table:table-cell table:style-name="ce6" table:formula="of:=SQRT(([.$B$17]-[.$E19])^2+([.$C$17]-[.$F19])^2)" office:value-type="float" office:value="3.60555127546399" calcext:value-type="float">
            <text:p>3.60555127546399</text:p>
          </table:table-cell>
          <table:table-cell table:style-name="ce6" table:formula="of:=SQRT(([.$B$22]-[.$E19])^2+([.$C$22]-[.$F19])^2)" office:value-type="float" office:value="5.09901951359278" calcext:value-type="float">
            <text:p>5.099019513592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16]-[.$E20])^2+([.$C$16]-[.$F20])^2)" office:value-type="float" office:value="6.02079728939615" calcext:value-type="float">
            <text:p>6.02079728939615</text:p>
          </table:table-cell>
          <table:table-cell table:style-name="ce7" table:formula="of:=SQRT(([.$B$17]-[.$E20])^2+([.$C$17]-[.$F20])^2)" office:value-type="float" office:value="2" calcext:value-type="float">
            <text:p>2</text:p>
          </table:table-cell>
          <table:table-cell table:style-name="ce7" table:formula="of:=SQRT(([.$B$22]-[.$E20])^2+([.$C$22]-[.$F20])^2)" office:value-type="float" office:value="6.70820393249937" calcext:value-type="float">
            <text:p>6.708203932499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16]-[.$E21])^2+([.$C$16]-[.$F21])^2)" office:value-type="float" office:value="6.26498204307083" calcext:value-type="float">
            <text:p>6.26498204307083</text:p>
          </table:table-cell>
          <table:table-cell table:style-name="ce7" table:formula="of:=SQRT(([.$B$17]-[.$E21])^2+([.$C$17]-[.$F21])^2)" office:value-type="float" office:value="1.4142135623731" calcext:value-type="float">
            <text:p>1.4142135623731</text:p>
          </table:table-cell>
          <table:table-cell table:style-name="ce7" table:formula="of:=SQRT(([.$B$22]-[.$E21])^2+([.$C$22]-[.$F21])^2)"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C10])" office:value-type="float" office:value="1" calcext:value-type="float">
            <text:p>1</text:p>
          </table:table-cell>
          <table:table-cell table:formula="of:=AVERAGE([.D10])"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16]-[.$E22])^2+([.$C$16]-[.$F22])^2)" office:value-type="float" office:value="7.76208734813001" calcext:value-type="float">
            <text:p>7.76208734813001</text:p>
          </table:table-cell>
          <table:table-cell table:style-name="ce8" table:formula="of:=SQRT(([.$B$17]-[.$E22])^2+([.$C$17]-[.$F22])^2)" office:value-type="float" office:value="5" calcext:value-type="float">
            <text:p>5</text:p>
          </table:table-cell>
          <table:table-cell table:style-name="ce8" table:formula="of:=SQRT(([.$B$22]-[.$E22])^2+([.$C$22]-[.$F22])^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16]-[.$E23])^2+([.$C$16]-[.$F23])^2)" office:value-type="float" office:value="1.1180339887499" calcext:value-type="float">
            <text:p>1.1180339887499</text:p>
          </table:table-cell>
          <table:table-cell table:style-name="ce6" table:formula="of:=SQRT(([.$B$17]-[.$E23])^2+([.$C$17]-[.$F23])^2)" office:value-type="float" office:value="4.12310562561766" calcext:value-type="float">
            <text:p>4.12310562561766</text:p>
          </table:table-cell>
          <table:table-cell table:style-name="ce6" table:formula="of:=SQRT(([.$B$22]-[.$E23])^2+([.$C$22]-[.$F23])^2)" office:value-type="float" office:value="7.61577310586391" calcext:value-type="float">
            <text:p>7.61577310586391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erc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E16];[.E19];[.E23])" office:value-type="float" office:value="2.66666666666667" calcext:value-type="float">
            <text:p>2.66666666666667</text:p>
          </table:table-cell>
          <table:table-cell table:formula="of:=AVERAGE([.F16];[.F19];[.F23])" office:value-type="float" office:value="8.66666666666667" calcext:value-type="float">
            <text:p>8.66666666666667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27]-[.$E27])^2+([.$C$27]-[.$F27])^2)" office:value-type="float" office:value="1.49071198499986" calcext:value-type="float">
            <text:p>1.49071198499986</text:p>
          </table:table-cell>
          <table:table-cell table:style-name="ce6" table:formula="of:=SQRT(([.$B$28]-[.$E27])^2+([.$C$28]-[.$F27])^2)" office:value-type="float" office:value="6.65676347784717" calcext:value-type="float">
            <text:p>6.65676347784717</text:p>
          </table:table-cell>
          <table:table-cell table:style-name="ce6" table:formula="of:=SQRT(([.$B$33]-[.$E27])^2+([.$C$33]-[.$F27])^2)"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E17];[.E18];[.E20];[.E21])" office:value-type="float" office:value="5.75" calcext:value-type="float">
            <text:p>5.75</text:p>
          </table:table-cell>
          <table:table-cell table:formula="of:=AVERAGE([.F17];[.F18];[.F20];[.F21])" office:value-type="float" office:value="4.5" calcext:value-type="float">
            <text:p>4.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SQRT(([.$B$27]-[.$E28])^2+([.$C$27]-[.$F28])^2)" office:value-type="float" office:value="3.72677996249965" calcext:value-type="float">
            <text:p>3.72677996249965</text:p>
          </table:table-cell>
          <table:table-cell table:style-name="ce8" table:formula="of:=SQRT(([.$B$28]-[.$E28])^2+([.$C$28]-[.$F28])^2)" office:value-type="float" office:value="3.78318648760539" calcext:value-type="float">
            <text:p>3.78318648760539</text:p>
          </table:table-cell>
          <table:table-cell table:style-name="ce8" table:formula="of:=SQRT(([.$B$33]-[.$E28])^2+([.$C$33]-[.$F28])^2)" office:value-type="float" office:value="3.16227766016838" calcext:value-type="float">
            <text:p>3.162277660168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27]-[.$E29])^2+([.$C$27]-[.$F29])^2)" office:value-type="float" office:value="7.08676387515643" calcext:value-type="float">
            <text:p>7.08676387515643</text:p>
          </table:table-cell>
          <table:table-cell table:style-name="ce7" table:formula="of:=SQRT(([.$B$28]-[.$E29])^2+([.$C$28]-[.$F29])^2)" office:value-type="float" office:value="2.30488611432322" calcext:value-type="float">
            <text:p>2.30488611432322</text:p>
          </table:table-cell>
          <table:table-cell table:style-name="ce7" table:formula="of:=SQRT(([.$B$33]-[.$E29])^2+([.$C$33]-[.$F29])^2)" office:value-type="float" office:value="7.28010988928052" calcext:value-type="float">
            <text:p>7.280109889280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27]-[.$E30])^2+([.$C$27]-[.$F30])^2)" office:value-type="float" office:value="1.7950549357115" calcext:value-type="float">
            <text:p>1.7950549357115</text:p>
          </table:table-cell>
          <table:table-cell table:style-name="ce6" table:formula="of:=SQRT(([.$B$28]-[.$E30])^2+([.$C$28]-[.$F30])^2)" office:value-type="float" office:value="4.50693909432999" calcext:value-type="float">
            <text:p>4.50693909432999</text:p>
          </table:table-cell>
          <table:table-cell table:style-name="ce6" table:formula="of:=SQRT(([.$B$33]-[.$E30])^2+([.$C$33]-[.$F30])^2)" office:value-type="float" office:value="5.09901951359278" calcext:value-type="float">
            <text:p>5.099019513592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27]-[.$E31])^2+([.$C$27]-[.$F31])^2)" office:value-type="float" office:value="5.67646212197547" calcext:value-type="float">
            <text:p>5.67646212197547</text:p>
          </table:table-cell>
          <table:table-cell table:style-name="ce7" table:formula="of:=SQRT(([.$B$28]-[.$E31])^2+([.$C$28]-[.$F31])^2)" office:value-type="float" office:value="1.34629120178363" calcext:value-type="float">
            <text:p>1.34629120178363</text:p>
          </table:table-cell>
          <table:table-cell table:style-name="ce7" table:formula="of:=SQRT(([.$B$33]-[.$E31])^2+([.$C$33]-[.$F31])^2)" office:value-type="float" office:value="6.70820393249937" calcext:value-type="float">
            <text:p>6.708203932499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27]-[.$E32])^2+([.$C$27]-[.$F32])^2)" office:value-type="float" office:value="5.73488351136175" calcext:value-type="float">
            <text:p>5.73488351136175</text:p>
          </table:table-cell>
          <table:table-cell table:style-name="ce7" table:formula="of:=SQRT(([.$B$28]-[.$E32])^2+([.$C$28]-[.$F32])^2)" office:value-type="float" office:value="0.559016994374947" calcext:value-type="float">
            <text:p>0.559016994374947</text:p>
          </table:table-cell>
          <table:table-cell table:style-name="ce7" table:formula="of:=SQRT(([.$B$33]-[.$E32])^2+([.$C$33]-[.$F32])^2)"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E22])" office:value-type="float" office:value="1" calcext:value-type="float">
            <text:p>1</text:p>
          </table:table-cell>
          <table:table-cell table:formula="of:=AVERAGE([.F22])"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27]-[.$E33])^2+([.$C$27]-[.$F33])^2)" office:value-type="float" office:value="6.87184270936277" calcext:value-type="float">
            <text:p>6.87184270936277</text:p>
          </table:table-cell>
          <table:table-cell table:style-name="ce8" table:formula="of:=SQRT(([.$B$28]-[.$E33])^2+([.$C$28]-[.$F33])^2)" office:value-type="float" office:value="5.36772763839597" calcext:value-type="float">
            <text:p>5.36772763839597</text:p>
          </table:table-cell>
          <table:table-cell table:style-name="ce8" table:formula="of:=SQRT(([.$B$33]-[.$E33])^2+([.$C$33]-[.$F33])^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27]-[.$E34])^2+([.$C$27]-[.$F34])^2)" office:value-type="float" office:value="1.37436854187255" calcext:value-type="float">
            <text:p>1.37436854187255</text:p>
          </table:table-cell>
          <table:table-cell table:style-name="ce6" table:formula="of:=SQRT(([.$B$28]-[.$E34])^2+([.$C$28]-[.$F34])^2)" office:value-type="float" office:value="4.82830197895699" calcext:value-type="float">
            <text:p>4.82830197895699</text:p>
          </table:table-cell>
          <table:table-cell table:style-name="ce6" table:formula="of:=SQRT(([.$B$33]-[.$E34])^2+([.$C$33]-[.$F34])^2)" office:value-type="float" office:value="7.61577310586391" calcext:value-type="float">
            <text:p>7.61577310586391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erc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E27];[.E30];[.E34])" office:value-type="float" office:value="2.66666666666667" calcext:value-type="float">
            <text:p>2.66666666666667</text:p>
          </table:table-cell>
          <table:table-cell table:formula="of:=AVERAGE([.F27];[.F30];[.F34])" office:value-type="float" office:value="8.66666666666667" calcext:value-type="float">
            <text:p>8.66666666666667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39]-[.$E39])^2+([.$C$39]-[.$F39])^2)" office:value-type="float" office:value="1.49071198499986" calcext:value-type="float">
            <text:p>1.49071198499986</text:p>
          </table:table-cell>
          <table:table-cell table:style-name="ce6" table:formula="of:=SQRT(([.$B$40]-[.$E39])^2+([.$C$40]-[.$F39])^2)" office:value-type="float" office:value="7.55718936583642" calcext:value-type="float">
            <text:p>7.55718936583642</text:p>
          </table:table-cell>
          <table:table-cell table:style-name="ce6" table:formula="of:=SQRT(([.$B$45]-[.$E39])^2+([.$C$45]-[.$F39])^2)" office:value-type="float" office:value="6.51920240520265" calcext:value-type="float">
            <text:p>6.519202405202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E29];[.E31];[.E32])" office:value-type="float" office:value="7" calcext:value-type="float">
            <text:p>7</text:p>
          </table:table-cell>
          <table:table-cell table:formula="of:=AVERAGE([.F29];[.F31];[.F32])" office:value-type="float" office:value="4.33333333333333" calcext:value-type="float">
            <text:p>4.33333333333333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SQRT(([.$B$39]-[.$E40])^2+([.$C$39]-[.$F40])^2)" office:value-type="float" office:value="3.72677996249965" calcext:value-type="float">
            <text:p>3.72677996249965</text:p>
          </table:table-cell>
          <table:table-cell table:style-name="ce8" table:formula="of:=SQRT(([.$B$40]-[.$E40])^2+([.$C$40]-[.$F40])^2)" office:value-type="float" office:value="5.04424865014052" calcext:value-type="float">
            <text:p>5.04424865014052</text:p>
          </table:table-cell>
          <table:table-cell table:style-name="ce8" table:formula="of:=SQRT(([.$B$45]-[.$E40])^2+([.$C$45]-[.$F40])^2)" office:value-type="float" office:value="1.58113883008419" calcext:value-type="float">
            <text:p>1.581138830084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39]-[.$E41])^2+([.$C$39]-[.$F41])^2)" office:value-type="float" office:value="7.08676387515643" calcext:value-type="float">
            <text:p>7.08676387515643</text:p>
          </table:table-cell>
          <table:table-cell table:style-name="ce7" table:formula="of:=SQRT(([.$B$40]-[.$E41])^2+([.$C$40]-[.$F41])^2)" office:value-type="float" office:value="1.05409255338946" calcext:value-type="float">
            <text:p>1.05409255338946</text:p>
          </table:table-cell>
          <table:table-cell table:style-name="ce7" table:formula="of:=SQRT(([.$B$45]-[.$E41])^2+([.$C$45]-[.$F41])^2)" office:value-type="float" office:value="6.51920240520265" calcext:value-type="float">
            <text:p>6.51920240520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39]-[.$E42])^2+([.$C$39]-[.$F42])^2)" office:value-type="float" office:value="1.7950549357115" calcext:value-type="float">
            <text:p>1.7950549357115</text:p>
          </table:table-cell>
          <table:table-cell table:style-name="ce6" table:formula="of:=SQRT(([.$B$40]-[.$E42])^2+([.$C$40]-[.$F42])^2)" office:value-type="float" office:value="5.66666666666667" calcext:value-type="float">
            <text:p>5.66666666666667</text:p>
          </table:table-cell>
          <table:table-cell table:style-name="ce6" table:formula="of:=SQRT(([.$B$45]-[.$E42])^2+([.$C$45]-[.$F42])^2)" office:value-type="float" office:value="3.53553390593274" calcext:value-type="float">
            <text:p>3.535533905932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39]-[.$E43])^2+([.$C$39]-[.$F43])^2)" office:value-type="float" office:value="5.67646212197547" calcext:value-type="float">
            <text:p>5.67646212197547</text:p>
          </table:table-cell>
          <table:table-cell table:style-name="ce7" table:formula="of:=SQRT(([.$B$40]-[.$E43])^2+([.$C$40]-[.$F43])^2)" office:value-type="float" office:value="0.666666666666667" calcext:value-type="float">
            <text:p>0.666666666666667</text:p>
          </table:table-cell>
          <table:table-cell table:style-name="ce7" table:formula="of:=SQRT(([.$B$45]-[.$E43])^2+([.$C$45]-[.$F43])^2)" office:value-type="float" office:value="5.70087712549569" calcext:value-type="float">
            <text:p>5.700877125495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39]-[.$E44])^2+([.$C$39]-[.$F44])^2)" office:value-type="float" office:value="5.73488351136175" calcext:value-type="float">
            <text:p>5.73488351136175</text:p>
          </table:table-cell>
          <table:table-cell table:style-name="ce7" table:formula="of:=SQRT(([.$B$40]-[.$E44])^2+([.$C$40]-[.$F44])^2)" office:value-type="float" office:value="1.05409255338946" calcext:value-type="float">
            <text:p>1.05409255338946</text:p>
          </table:table-cell>
          <table:table-cell table:style-name="ce7" table:formula="of:=SQRT(([.$B$45]-[.$E44])^2+([.$C$45]-[.$F44])^2)" office:value-type="float" office:value="4.52769256906871" calcext:value-type="float">
            <text:p>4.527692569068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E28];[.E33])" office:value-type="float" office:value="1.5" calcext:value-type="float">
            <text:p>1.5</text:p>
          </table:table-cell>
          <table:table-cell table:formula="of:=AVERAGE([.F28];[.F33])" office:value-type="float" office:value="3.5" calcext:value-type="float">
            <text:p>3.5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39]-[.$E45])^2+([.$C$39]-[.$F45])^2)" office:value-type="float" office:value="6.87184270936277" calcext:value-type="float">
            <text:p>6.87184270936277</text:p>
          </table:table-cell>
          <table:table-cell table:style-name="ce8" table:formula="of:=SQRT(([.$B$40]-[.$E45])^2+([.$C$40]-[.$F45])^2)" office:value-type="float" office:value="6.43773597194266" calcext:value-type="float">
            <text:p>6.43773597194266</text:p>
          </table:table-cell>
          <table:table-cell table:style-name="ce8" table:formula="of:=SQRT(([.$B$45]-[.$E45])^2+([.$C$45]-[.$F45])^2)" office:value-type="float" office:value="1.58113883008419" calcext:value-type="float">
            <text:p>1.581138830084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39]-[.$E46])^2+([.$C$39]-[.$F46])^2)" office:value-type="float" office:value="1.37436854187255" calcext:value-type="float">
            <text:p>1.37436854187255</text:p>
          </table:table-cell>
          <table:table-cell table:style-name="ce6" table:formula="of:=SQRT(([.$B$40]-[.$E46])^2+([.$C$40]-[.$F46])^2)" office:value-type="float" office:value="5.54777232569775" calcext:value-type="float">
            <text:p>5.54777232569775</text:p>
          </table:table-cell>
          <table:table-cell table:style-name="ce6" table:formula="of:=SQRT(([.$B$45]-[.$E46])^2+([.$C$45]-[.$F46])^2)" office:value-type="float" office:value="6.04152298679729" calcext:value-type="float">
            <text:p>6.04152298679729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4" office:value-type="string" calcext:value-type="string">
            <text:p>Dado que no hay cambios entre la 2° y 3° pasada. Esta ultima es el resultado final.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1:52:16.396256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Mufato</meta:initial-creator>
    <meta:creation-date>2016-10-30T20:11:31.473589378</meta:creation-date>
    <dc:date>2020-11-29T02:03:52.693053219</dc:date>
    <meta:editing-duration>PT49M39S</meta:editing-duration>
    <meta:editing-cycles>5</meta:editing-cycles>
    <meta:generator>LibreOffice/6.1.5.2$Linux_X86_64 LibreOffice_project/10$Build-2</meta:generator>
    <meta:document-statistic meta:table-count="3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9cm" svg:height="5.048cm" xlink:href=".." xlink:type="simple" chart:class="chart:scatter" chart:style-name="ch1">
        <chart:title svg:x="2.002cm" svg:y="0.236cm" chart:style-name="ch2">
          <text:p>Distribucion de puntos</text:p>
        </chart:title>
        <chart:legend chart:legend-position="end" svg:x="7.597cm" svg:y="2.225cm" style:legend-expansion="high" chart:style-name="ch3"/>
        <chart:plot-area chart:style-name="ch4" table:cell-range-address="'punto 3'.C4:'punto 3'.D11 'punto 3'.D3:'punto 3'.D3" chart:data-source-has-labels="row" svg:x="0.171cm" svg:y="1.115cm" svg:width="7.255cm" svg:height="3.833cm">
          <chartooo:coordinate-region svg:x="0.607cm" svg:y="1.314cm" svg:width="6.54cm" svg:height="2.987cm"/>
          <chart:axis chart:dimension="x" chart:name="primary-x" chart:style-name="ch5"/>
          <chart:axis chart:dimension="y" chart:name="primary-y" chart:style-name="ch5"/>
          <chart:series chart:style-name="ch6" chart:values-cell-range-address="'punto 3'.D4:'punto 3'.D11" chart:label-cell-address="'punto 3'.D3:'punto 3'.D3" chart:class="chart:scatter">
            <chart:domain table:cell-range-address="'punto 3'.C4:'punto 3'.C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'punto 3'.D3:'punto 3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unto 3'.C4:'punto 3'.C11</svg:desc>
                </draw:g>
              </table:table-cell>
              <table:table-cell office:value-type="float" office:value="10">
                <text:p>10</text:p>
                <draw:g>
                  <svg:desc>'punto 3'.D4:'punto 3'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